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108689" officeooo:paragraph-rsid="00108689"/>
    </style:style>
    <style:style style:name="P2" style:family="paragraph" style:parent-style-name="Heading_20_1">
      <style:text-properties officeooo:rsid="00108689" officeooo:paragraph-rsid="00108689"/>
    </style:style>
    <style:style style:name="P3" style:family="paragraph" style:parent-style-name="Text_20_body" style:list-style-name="L1">
      <style:text-properties officeooo:rsid="00108689" officeooo:paragraph-rsid="00108689"/>
    </style:style>
    <style:style style:name="P4" style:family="paragraph" style:parent-style-name="Text_20_body" style:list-style-name="L1">
      <style:text-properties officeooo:rsid="00108689" officeooo:paragraph-rsid="00111d4e"/>
    </style:style>
    <style:style style:name="P5" style:family="paragraph" style:parent-style-name="Text_20_body" style:list-style-name="L1">
      <style:text-properties officeooo:rsid="00129b4b" officeooo:paragraph-rsid="00129b4b"/>
    </style:style>
    <style:style style:name="P6" style:family="paragraph" style:parent-style-name="Text_20_body" style:list-style-name="L1">
      <style:text-properties officeooo:rsid="0011a2cb" officeooo:paragraph-rsid="0011a2cb"/>
    </style:style>
    <style:style style:name="P7" style:family="paragraph" style:parent-style-name="Text_20_body" style:list-style-name="L1">
      <style:text-properties officeooo:rsid="00111d4e" officeooo:paragraph-rsid="00111d4e"/>
    </style:style>
    <style:style style:name="P8" style:family="paragraph" style:parent-style-name="Text_20_body" style:list-style-name="L1">
      <style:text-properties officeooo:rsid="00138f14" officeooo:paragraph-rsid="00138f14"/>
    </style:style>
    <style:style style:name="P9" style:family="paragraph" style:parent-style-name="Text_20_body" style:list-style-name="L1">
      <style:text-properties officeooo:rsid="00154e88" officeooo:paragraph-rsid="00154e8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lsky V3 Electronics Spec</text:p>
      <text:h text:style-name="P2" text:outline-level="1">System Spec</text:h>
      <text:list text:style-name="L1">
        <text:list-item>
          <text:p text:style-name="P3">Power System</text:p>
          <text:list>
            <text:list-item>
              <text:p text:style-name="P3">Dual Panel MPPT</text:p>
              <text:list>
                <text:list-item>
                  <text:p text:style-name="P9">BQ24650</text:p>
                </text:list-item>
              </text:list>
            </text:list-item>
            <text:list-item>
              <text:p text:style-name="P3">Current In/Current Out</text:p>
            </text:list-item>
            <text:list-item>
              <text:p text:style-name="P3">Panel Sun Tracking Stepper Motors</text:p>
              <text:list>
                <text:list-item>
                  <text:p text:style-name="P5">Hall Effect Zero</text:p>
                </text:list-item>
              </text:list>
            </text:list-item>
            <text:list-item>
              <text:p text:style-name="P3">GPS Module</text:p>
            </text:list-item>
            <text:list-item>
              <text:p text:style-name="P6">IMU (for sun direction and gravity vector)</text:p>
            </text:list-item>
            <text:list-item>
              <text:p text:style-name="P3">Battery Voltage</text:p>
            </text:list-item>
            <text:list-item>
              <text:p text:style-name="P7">Low Voltage Cut Off</text:p>
            </text:list-item>
            <text:list-item>
              <text:p text:style-name="P7">Telemetry Data to Pi</text:p>
            </text:list-item>
            <text:list-item>
              <text:p text:style-name="P7">12V DCDC Output for Modem</text:p>
            </text:list-item>
            <text:list-item>
              <text:p text:style-name="P7">5V DC DC For Pi</text:p>
            </text:list-item>
          </text:list>
        </text:list-item>
        <text:list-item>
          <text:p text:style-name="P3">Internal Temperature and Humidity</text:p>
        </text:list-item>
        <text:list-item>
          <text:p text:style-name="P3">External Temperature</text:p>
        </text:list-item>
        <text:list-item>
          <text:p text:style-name="P7">Heater Module</text:p>
          <text:list>
            <text:list-item>
              <text:p text:style-name="P8">Fan</text:p>
            </text:list-item>
            <text:list-item>
              <text:p text:style-name="P8">Temperature sensor</text:p>
            </text:list-item>
          </text:list>
        </text:list-item>
        <text:list-item>
          <text:p text:style-name="P7">Pan Tilt Stepper System for camera</text:p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6T21:37:58.729000000</meta:creation-date>
    <dc:date>2025-06-22T16:05:53.148000000</dc:date>
    <meta:editing-duration>P4DT17H49M15S</meta:editing-duration>
    <meta:editing-cycles>6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22" meta:word-count="89" meta:character-count="429" meta:non-whitespace-character-count="381"/>
  </office:meta>
</office:document-meta>
</file>